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Standard">
      <style:text-properties fo:language="ru" fo:country="RU" officeooo:rsid="00036b65" officeooo:paragraph-rsid="0004ef2a"/>
    </style:style>
    <style:style style:name="P2" style:family="paragraph" style:parent-style-name="Standard">
      <style:text-properties fo:language="en" fo:country="US" officeooo:rsid="0004ef2a" officeooo:paragraph-rsid="0004ef2a"/>
    </style:style>
    <style:style style:name="P3" style:family="paragraph" style:parent-style-name="Text_20_body">
      <style:text-properties fo:language="en" fo:country="US" officeooo:rsid="0004ef2a" officeooo:paragraph-rsid="0004ef2a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language="en" fo:country="US" officeooo:rsid="0004ef2a"/>
    </style:style>
    <style:style style:name="P5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language="en" fo:country="US" officeooo:rsid="0004ef2a"/>
    </style:style>
    <style:style style:name="P6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language="en" fo:country="US" officeooo:rsid="0004ef2a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language="en" fo:country="US" officeooo:rsid="0004ef2a"/>
    </style:style>
    <style:style style:name="P8" style:family="paragraph" style:parent-style-name="Heading_20_2">
      <style:text-properties fo:font-variant="normal" fo:text-transform="none" fo:color="#404040" loext:opacity="100%" style:font-name="quote-cjk-patch" fo:font-size="16.5pt" fo:letter-spacing="normal" fo:language="en" fo:country="US" fo:font-style="normal" fo:font-weight="normal" officeooo:rsid="0004ef2a" officeooo:paragraph-rsid="0004ef2a"/>
    </style:style>
    <style:style style:name="P9" style:family="paragraph" style:parent-style-name="Horizontal_20_Line">
      <style:text-properties fo:language="en" fo:country="US" officeooo:rsid="0004ef2a"/>
    </style:style>
    <style:style style:name="P10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404040" loext:opacity="100%" style:font-name="quote-cjk-patch" fo:font-size="16.5pt" fo:letter-spacing="normal" fo:language="en" fo:country="US" fo:font-style="normal" fo:font-weight="normal" officeooo:rsid="0004ef2a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language="en" fo:country="US" officeooo:rsid="0004ef2a"/>
    </style:style>
    <style:style style:name="P12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language="en" fo:country="US" officeooo:rsid="0004ef2a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language="en" fo:country="US" fo:font-style="normal" fo:font-weight="normal" officeooo:rsid="0004ef2a"/>
    </style:style>
    <style:style style:name="P14" style:family="paragraph" style:parent-style-name="Standard">
      <style:text-properties fo:language="ru" fo:country="RU" officeooo:rsid="0006a22e" officeooo:paragraph-rsid="0006a22e"/>
    </style:style>
    <style:style style:name="P15" style:family="paragraph" style:parent-style-name="Standard">
      <style:text-properties fo:language="en" fo:country="US" officeooo:rsid="00070dbb" officeooo:paragraph-rsid="0006a22e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language="en" fo:country="US"/>
    </style:style>
    <style:style style:name="T2" style:family="text">
      <style:text-properties officeooo:rsid="0004ef2a"/>
    </style:style>
    <style:style style:name="T3" style:family="text">
      <style:text-properties officeooo:rsid="0006a22e"/>
    </style:style>
    <style:style style:name="T4" style:family="text">
      <style:text-properties fo:language="en" fo:country="US" officeooo:rsid="0006a22e"/>
    </style:style>
    <style:style style:name="T5" style:family="text">
      <style:text-properties fo:language="en" fo:country="US" officeooo:rsid="0004ef2a"/>
    </style:style>
    <style:style style:name="T6" style:family="text">
      <style:text-properties fo:font-variant="normal" fo:text-transform="none" fo:color="#404040" loext:opacity="100%" fo:font-family="Menlo, 'Roboto Mono', 'Courier New', Courier, monospace, Inter, sans-serif" fo:font-size="12pt" fo:letter-spacing="normal" fo:font-style="normal" fo:font-weight="bold" fo:background-color="#ececec" loext:char-shading-value="0" loext:padding="0cm" loext:border="none"/>
    </style:style>
    <style:style style:name="T7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8" style:family="text">
      <style:text-properties fo:font-variant="normal" fo:text-transform="none" fo:color="#404040" loext:opacity="100%" fo:font-family="Menlo, 'Roboto Mono', 'Courier New', Courier, monospace, Inter, sans-serif" fo:font-size="13.5pt" fo:letter-spacing="normal" fo:font-style="normal" fo:font-weight="bold" fo:background-color="#ececec" loext:char-shading-value="0" loext:padding="0cm" loext:border="none"/>
    </style:style>
    <style:style style:name="T9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10" style:family="text">
      <style:text-properties officeooo:rsid="00070dbb"/>
    </style:style>
    <style:style style:name="T11" style:family="text">
      <style:text-properties fo:language="en" fo:country="US" officeooo:rsid="00070dbb"/>
    </style:style>
    <style:style style:name="T12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15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7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20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работает <text:span text:style-name="T1">Wiremock , </text:span>ниже будет пояснение и потом п<text:span text:style-name="T2">римеры ссылок на работы<text:line-break/>Вайрмок создан чтобы мокать сторонние сервисы например для проверки интеграций или <text:s/>например когда мы микросервисы должны протестировать . </text:span><text:a xlink:type="simple" xlink:href="https://github.com/penolegrus/WireMockThreadQa" text:style-name="Internet_20_link" text:visited-style-name="Visited_20_Internet_20_Link"><text:span text:style-name="T2">https://github.com/penolegrus/WireMockThreadQa</text:span></text:a><text:span text:style-name="T2"><text:line-break/></text:span><text:span text:style-name="T3">важно обратить внимание что мы запускаем свой сервер на случайном порту, далее мокаем чужой сайт и подменяем там значения ( как со случаем микросервисов) . Основное что, в файле апликейшен ямл находится сам сайт который мы подменяем потом .<text:line-break/>Мы кидаем запросы с помощью </text:span><text:span text:style-name="T4">WebClient</text:span><text:span text:style-name="T3">(ниже приведу пример на </text:span><text:span text:style-name="T4">rest assured) <text:s/></text:span><text:span text:style-name="T3">и тестурем с помощью </text:span><text:span text:style-name="T4">WebTestClient , </text:span><text:span text:style-name="T3">также мы тут создаем </text:span><text:span text:style-name="T4">spring context </text:span><text:span text:style-name="T3">и указываем случайно порт(Это важно когда в </text:span><text:span text:style-name="T4">Ci/cd </text:span><text:span text:style-name="T3">запускаем много тестов таких чтобы приложение стартовало всегда на разных портах для того чтобы он не был занят классический 8080) </text:span><text:span text:style-name="T2"><text:line-break/><text:line-break/><text:line-break/>вот пример тестового класса с использованием </text:span><text:span text:style-name="T5">WebClient<text:line-break/></text:span></text:p>
      <text:p text:style-name="P2">@SpringBootTest(webEnvironment = SpringBootTest.WebEnvironment.RANDOM_PORT, classes = {Main.class})</text:p>
      <text:p text:style-name="P2">@WireMockTest</text:p>
      <text:p text:style-name="P2">public class WireMockTests {</text:p>
      <text:p text:style-name="P2"><text:s text:c="4"/>@Autowired</text:p>
      <text:p text:style-name="P2"><text:s text:c="4"/>private WebTestClient webTestClient;</text:p>
      <text:p text:style-name="P2"/>
      <text:p text:style-name="P2"><text:s text:c="4"/>private final ObjectMapper mapper = new ObjectMapper();</text:p>
      <text:p text:style-name="P2"><text:s text:c="4"/>@RegisterExtension</text:p>
      <text:p text:style-name="P2"><text:s text:c="4"/>static WireMockExtension wireMockExtension = WireMockExtension.newInstance()</text:p>
      <text:p text:style-name="P2"><text:s text:c="12"/>.options(wireMockConfig().dynamicPort().dynamicPort())</text:p>
      <text:p text:style-name="P2"><text:s text:c="12"/>.build();</text:p>
      <text:p text:style-name="P2"/>
      <text:p text:style-name="P2"><text:s text:c="4"/>@DynamicPropertySource</text:p>
      <text:p text:style-name="P2"><text:s text:c="4"/>public static void setUpMockBaseUrl(DynamicPropertyRegistry registry) {</text:p>
      <text:p text:style-name="P2"><text:s text:c="8"/>registry.add("products_base_url", wireMockExtension::baseUrl);</text:p>
      <text:p text:style-name="P2"><text:s text:c="4"/>}</text:p>
      <text:p text:style-name="P2"/>
      <text:p text:style-name="P2"><text:s text:c="4"/>@Test</text:p>
      <text:p text:style-name="P2"><text:s text:c="4"/>public void testProductsSizeIsEmpty() {</text:p>
      <text:p text:style-name="P2"><text:s text:c="8"/>wireMockExtension.stubFor(</text:p>
      <text:p text:style-name="P2"><text:s text:c="16"/>WireMock.get("/products")</text:p>
      <text:p text:style-name="P2"><text:s text:c="24"/>.willReturn(aResponse()</text:p>
      <text:p text:style-name="P2"><text:s text:c="32"/>.withHeader("Content-Type", MediaType.APPLICATION_JSON_VALUE)</text:p>
      <text:p text:style-name="P2"><text:s text:c="32"/>.withBody("[]"))</text:p>
      <text:p text:style-name="P2"><text:s text:c="8"/>);</text:p>
      <text:p text:style-name="P2"/>
      <text:p text:style-name="P2"><text:s text:c="8"/>webTestClient.get().uri("/api/products/count")</text:p>
      <text:p text:style-name="P2"><text:s text:c="16"/>.exchange()</text:p>
      <text:p text:style-name="P2"><text:s text:c="16"/>.expectStatus().isOk()</text:p>
      <text:p text:style-name="P2"><text:s text:c="16"/>.expectBody().json("{\"count\" : 0}");</text:p>
      <text:p text:style-name="P2"><text:s text:c="4"/>}<text:line-break/></text:p>
      <text:p text:style-name="P2"/>
      <text:p text:style-name="P3"><text:span text:style-name="Strong_20_Emphasis"><text:span text:style-name="Source_20_Text"><text:span text:style-name="T6">@SpringBootTest</text:span></text:span></text:span><text:span text:style-name="T7">: Эта аннотация говорит JUnit загрузить полный контекст приложения, как при реальном запуске.</text:span></text:p>
      <text:list text:style-name="L1">
        <text:list-item>
          <text:p text:style-name="P4"><text:soft-page-break/><text:span text:style-name="Strong_20_Emphasis"><text:span text:style-name="Source_20_Text"><text:span text:style-name="T6">webEnvironment = WebEnvironment.RANDOM_PORT</text:span></text:span></text:span><text:span text:style-name="T7">: Ключевая настройка. Она говорит Spring Boot запустить встроенный сервер на случайном порту</text:span></text:p>
        </text:list-item>
      </text:list>
      <text:h text:style-name="P5" text:outline-level="3"><text:span text:style-name="Source_20_Text"><text:span text:style-name="T8">@Autowired private WebTestClient webTestClient;</text:span></text:span></text:h>
      <text:p text:style-name="P6"><text:span text:style-name="Strong_20_Emphasis"><text:span text:style-name="T9">Что делает:</text:span></text:span><text:span text:style-name="T7"> Внедряет клиент для тестирования WebFlux приложений. Это альтернатива RestAssured для реактивных приложений. Позволяет строить цепочки вызовов и проверок.</text:span></text:p>
      <text:h text:style-name="P5" text:outline-level="3"><text:span text:style-name="Source_20_Text"><text:span text:style-name="T8">@RegisterExtension static WireMockExtension wireMockExtension = ...</text:span></text:span></text:h>
      <text:p text:style-name="P6"><text:span text:style-name="Strong_20_Emphasis"><text:span text:style-name="T9">Что делает:</text:span></text:span></text:p>
      <text:list text:style-name="L2">
        <text:list-item>
          <text:p text:style-name="P7"><text:span text:style-name="Source_20_Text"><text:span text:style-name="T6">@RegisterExtension</text:span></text:span><text:span text:style-name="T7"> - JUnit 5 аннотация для регистрации расширения (в данном случае - WireMock).</text:span></text:p>
        </text:list-item>
        <text:list-item>
          <text:p text:style-name="P7"><text:span text:style-name="Source_20_Text"><text:span text:style-name="T6">WireMockExtension</text:span></text:span><text:span text:style-name="T7"> - запускает мок-сервер WireMock.</text:span></text:p>
        </text:list-item>
        <text:list-item>
          <text:p text:style-name="P7"><text:span text:style-name="Source_20_Text"><text:span text:style-name="T6">dynamicPort()</text:span></text:span><text:span text:style-name="T7"> - сервер запустится на случайном свободном порту (избегает конфликтов).</text:span></text:p>
        </text:list-item>
      </text:list>
      <text:h text:style-name="P5" text:outline-level="3"><text:span text:style-name="Source_20_Text"><text:span text:style-name="T8">@DynamicPropertySource public static void setUpMockBaseUrl(...)</text:span></text:span></text:h>
      <text:p text:style-name="P6"><text:span text:style-name="Strong_20_Emphasis"><text:span text:style-name="T9">Что делает:</text:span></text:span><text:span text:style-name="T7"> Динамически переопределяет свойства приложения во время тестов. Здесь заменяет </text:span><text:span text:style-name="Source_20_Text"><text:span text:style-name="T6">products_base_url</text:span></text:span><text:span text:style-name="T7"> на базовый URL запущенного WireMock сервера.</text:span></text:p>
      <text:h text:style-name="P5" text:outline-level="3"><text:span text:style-name="Source_20_Text"><text:span text:style-name="T8">@Test</text:span></text:span></text:h>
      <text:p text:style-name="P6"><text:span text:style-name="Strong_20_Emphasis"><text:span text:style-name="T9">Что делает:</text:span></text:span><text:span text:style-name="T7"> Помечает метод как тестовый случай.</text:span></text:p>
      <text:h text:style-name="P8" text:outline-level="2"><text:soft-page-break/>Классы и их назначение</text:h>
      <text:h text:style-name="P5" text:outline-level="3"><text:span text:style-name="Source_20_Text"><text:span text:style-name="T8">WireMockExtension</text:span></text:span></text:h>
      <text:p text:style-name="P6"><text:span text:style-name="Strong_20_Emphasis"><text:span text:style-name="T9">Для чего:</text:span></text:span><text:span text:style-name="T7"> Управляет жизненным циклом мок-сервера (запуск/остановка). Эмулирует внешний API.</text:span></text:p>
      <text:h text:style-name="P5" text:outline-level="3"><text:span text:style-name="Source_20_Text"><text:span text:style-name="T8">ObjectMapper</text:span></text:span></text:h>
      <text:p text:style-name="P6"><text:span text:style-name="Strong_20_Emphasis"><text:span text:style-name="T9">Для чего:</text:span></text:span><text:span text:style-name="T7"> Сериализация/десериализация JSON. Полезен для преобразования объектов в строки для мокирования.</text:span></text:p>
      <text:h text:style-name="P5" text:outline-level="3"><text:span text:style-name="Source_20_Text"><text:span text:style-name="T8">WebTestClient</text:span></text:span></text:h>
      <text:p text:style-name="P6"><text:span text:style-name="Strong_20_Emphasis"><text:span text:style-name="T9">Для чего:</text:span></text:span><text:span text:style-name="T7"> Основной инструмент для отправки HTTP-запросов к вашему приложению и проверки ответов.</text:span></text:p>
      <text:p text:style-name="P9"/>
      <text:h text:style-name="P10" text:outline-level="2">3. Логика теста (по шагам)</text:h>
      <text:list text:style-name="L3">
        <text:list-item>
          <text:p text:style-name="P11"><text:span text:style-name="Strong_20_Emphasis"><text:span text:style-name="T9">Старт теста</text:span></text:span><text:span text:style-name="T7"> → JUnit запускает </text:span><text:span text:style-name="Source_20_Text"><text:span text:style-name="T6">WireMockExtension</text:span></text:span><text:span text:style-name="T7"> на случайном порту</text:span></text:p>
        </text:list-item>
        <text:list-item>
          <text:p text:style-name="P11"><text:span text:style-name="Strong_20_Emphasis"><text:span text:style-name="Source_20_Text"><text:span text:style-name="T6">@DynamicPropertySource</text:span></text:span></text:span><text:span text:style-name="T7"> → подменяет URL внешнего сервиса в вашем приложении на URL WireMock</text:span></text:p>
        </text:list-item>
        <text:list-item>
          <text:p text:style-name="P12"><text:span text:style-name="Strong_20_Emphasis"><text:span text:style-name="T9">Настройка мока</text:span></text:span><text:span text:style-name="T7"> → </text:span><text:span text:style-name="Source_20_Text"><text:span text:style-name="T6">wireMockExtension.stubFor()</text:span></text:span><text:span text:style-name="T7"> говорит WireMock:</text:span></text:p>
          <text:list>
            <text:list-item>
              <text:p text:style-name="P11"><text:span text:style-name="Emphasis"><text:span text:style-name="T7">"При GET-запросе на </text:span></text:span><text:span text:style-name="Emphasis"><text:span text:style-name="Source_20_Text"><text:span text:style-name="T6">/products</text:span></text:span></text:span></text:p>
            </text:list-item>
            <text:list-item>
              <text:p text:style-name="P13">*верни ответ с JSON-телом '[]' и статусом 200"*</text:p>
            </text:list-item>
          </text:list>
        </text:list-item>
        <text:list-item>
          <text:p text:style-name="P11"><text:span text:style-name="Strong_20_Emphasis"><text:span text:style-name="T9">Вызов вашего API</text:span></text:span><text:span text:style-name="T7"> → </text:span><text:span text:style-name="Source_20_Text"><text:span text:style-name="T6">webTestClient</text:span></text:span><text:span text:style-name="T7"> вызывает ваш endpoint </text:span><text:span text:style-name="Source_20_Text"><text:span text:style-name="T6">/api/products/count</text:span></text:span></text:p>
        </text:list-item>
        <text:list-item>
          <text:p text:style-name="P11"><text:span text:style-name="Strong_20_Emphasis"><text:span text:style-name="T9">Ваше приложение</text:span></text:span><text:span text:style-name="T7"> → делает запрос уже не на реальный внешний сервис, а на WireMock (благодаря подмененному URL)</text:span></text:p>
        </text:list-item>
        <text:list-item>
          <text:p text:style-name="P11"><text:span text:style-name="Strong_20_Emphasis"><text:span text:style-name="T9">Проверка результата</text:span></text:span><text:span text:style-name="T7"> → убеждается, что ответ соответствует ожиданиям</text:span></text:p>
        </text:list-item>
      </text:list>
      <text:p text:style-name="P2"/>
      <text:p text:style-name="P2"/>
      <text:p text:style-name="P2"/>
      <text:p text:style-name="P2"/>
      <text:p text:style-name="P14"><text:soft-page-break/>ПРИМЕР <text:span text:style-name="T1">Rest Assured </text:span>Находиться у меня по адресу <text:span text:style-name="T10">в папке </text:span><text:span text:style-name="T11">Intellig<text:line-break/></text:span></text:p>
      <text:p text:style-name="P15"/>
      <text:p text:style-name="P16" loext:marker-style-name="T12"><text:span text:style-name="T13">@SpringBootTest</text:span><text:span text:style-name="T12">(webEnvironment = </text:span><text:span text:style-name="T13">SpringBootTest</text:span><text:span text:style-name="T12">.WebEnvironment.</text:span><text:span text:style-name="T14">RANDOM_PORT</text:span><text:span text:style-name="T12">, classes = {Main.</text:span><text:span text:style-name="T15">class</text:span><text:span text:style-name="T12">})<text:line-break/></text:span><text:span text:style-name="T13">@WireMockTest<text:line-break/></text:span><text:span text:style-name="T15">public class </text:span><text:span text:style-name="T12">WireMockTests {<text:line-break/><text:line-break/> <text:s text:c="3"/></text:span><text:span text:style-name="T13">@LocalServerPort<text:line-break/> <text:s text:c="3"/></text:span><text:span text:style-name="T15">private int </text:span><text:span text:style-name="T16">port</text:span><text:span text:style-name="T12">; </text:span><text:span text:style-name="T17">// Нужно явно получить порт<text:line-break/><text:line-break/> <text:s text:c="3"/></text:span><text:span text:style-name="T13">@BeforeEach<text:line-break/> <text:s text:c="3"/></text:span><text:span text:style-name="T15">void </text:span><text:span text:style-name="T18">setup</text:span><text:span text:style-name="T12">() {<text:line-break/> <text:s text:c="7"/>RestAssured.</text:span><text:span text:style-name="T14">port </text:span><text:span text:style-name="T12">= </text:span><text:span text:style-name="T16">port</text:span><text:span text:style-name="T12">; </text:span><text:span text:style-name="T17">// Явно говорим RestAssured на каком порту приложение<text:line-break/> <text:s text:c="3"/></text:span><text:span text:style-name="T12">}<text:line-break/> <text:s text:c="3"/></text:span><text:span text:style-name="T15">private final </text:span><text:span text:style-name="T12">ObjectMapper </text:span><text:span text:style-name="T16">mapper </text:span><text:span text:style-name="T12">= </text:span><text:span text:style-name="T15">new </text:span><text:span text:style-name="T12">ObjectMapper();<text:line-break/> <text:s text:c="3"/></text:span><text:span text:style-name="T13">@RegisterExtension<text:line-break/> <text:s text:c="3"/></text:span><text:span text:style-name="T15">static </text:span><text:span text:style-name="T12">WireMockExtension </text:span><text:span text:style-name="T14">wireMockExtension </text:span><text:span text:style-name="T12">= WireMockExtension.</text:span><text:span text:style-name="T19">newInstance</text:span><text:span text:style-name="T12">()<text:line-break/> <text:s text:c="11"/>.options(</text:span><text:span text:style-name="T19">wireMockConfig</text:span><text:span text:style-name="T12">().dynamicPort().dynamicPort())<text:line-break/> <text:s text:c="11"/>.build();<text:line-break/><text:line-break/> <text:s text:c="3"/></text:span><text:span text:style-name="T13">@DynamicPropertySource<text:line-break/> <text:s text:c="3"/></text:span><text:span text:style-name="T15">public static void </text:span><text:span text:style-name="T18">setUpMockBaseUrl</text:span><text:span text:style-name="T12">(DynamicPropertyRegistry registry) {<text:line-break/> <text:s text:c="7"/>String baseUrl = </text:span><text:span text:style-name="T14">wireMockExtension</text:span><text:span text:style-name="T12">.baseUrl();<text:line-break/> <text:s text:c="7"/>registry.add(</text:span><text:span text:style-name="T20">"api.base-url"</text:span><text:span text:style-name="T12">, () -&gt; <text:s/></text:span><text:span text:style-name="T14">wireMockExtension</text:span><text:span text:style-name="T12">.baseUrl());<text:line-break/><text:line-break/> <text:s text:c="3"/>}<text:line-break/><text:line-break/> <text:s text:c="3"/></text:span><text:span text:style-name="T13">@Test<text:line-break/> <text:s text:c="3"/></text:span><text:span text:style-name="T15">public void </text:span><text:span text:style-name="T18">testProductsSizeIsEmpty</text:span><text:span text:style-name="T12">() {<text:line-break/> <text:s text:c="7"/></text:span><text:span text:style-name="T17">// Настраиваем мок для внешнего API<text:line-break/> <text:s text:c="7"/></text:span><text:span text:style-name="T14">wireMockExtension</text:span><text:span text:style-name="T12">.stubFor(<text:line-break/> <text:s text:c="13"/>WireMock.</text:span><text:span text:style-name="T19">get</text:span><text:span text:style-name="T12">(</text:span><text:span text:style-name="T20">"/products"</text:span><text:span text:style-name="T12">)<text:line-break/> <text:s text:c="23"/>.willReturn(</text:span><text:span text:style-name="T19">aResponse</text:span><text:span text:style-name="T12">()<text:line-break/> <text:s text:c="31"/>.withHeader(</text:span><text:span text:style-name="T20">"Content-Type"</text:span><text:span text:style-name="T12">, MediaType.</text:span><text:span text:style-name="T14">APPLICATION_JSON_VALUE</text:span><text:span text:style-name="T12">)<text:line-break/> <text:s text:c="31"/>.withBody(</text:span><text:span text:style-name="T20">"[]"</text:span><text:span text:style-name="T12">))<text:line-break/> <text:s text:c="7"/>);<text:line-break/><text:line-break/> <text:s text:c="7"/></text:span><text:span text:style-name="T17">// Отправляем запрос к вашему Spring Boot приложению, которое должно вызывать WireMock<text:line-break/> <text:s text:c="7"/></text:span><text:span text:style-name="T12">RestAssured.</text:span><text:span text:style-name="T19">given</text:span><text:span text:style-name="T12">()<text:line-break/> <text:s text:c="15"/>.when()<text:line-break/> <text:s text:c="15"/>.get(</text:span><text:span text:style-name="T20">"/api/products/count"</text:span><text:span text:style-name="T12">)<text:line-break/> <text:s text:c="15"/>.then()<text:line-break/> <text:s text:c="15"/>.statusCode(</text:span><text:span text:style-name="T21">200</text:span><text:span text:style-name="T12">)<text:line-break/> <text:s text:c="15"/>.body(</text:span><text:span text:style-name="T20">"count"</text:span><text:span text:style-name="T12">, </text:span><text:span text:style-name="T19">equalTo</text:span><text:span text:style-name="T12">(</text:span><text:span text:style-name="T21">0</text:span><text:span text:style-name="T12">));<text:line-break/><text:line-break/> <text:s text:c="3"/>}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0:31:23.681819900</meta:creation-date>
    <dc:date>2025-09-02T00:05:50.049331800</dc:date>
    <meta:editing-duration>PT34M42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59" meta:word-count="555" meta:character-count="5568" meta:non-whitespace-character-count="4490"/>
  </office:meta>
</office:document-meta>
</file>